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Neue, Helvetica, sans-serif"/>
    <style:font-face style:name="OpenSymbol" svg:font-family="OpenSymbol"/>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9pt" fo:font-weight="normal" style:font-size-asian="9pt" style:font-weight-asian="normal" style:font-size-complex="9pt" style:font-weight-complex="normal"/>
    </style:style>
    <style:style style:name="P2" style:family="paragraph" style:parent-style-name="Standard">
      <style:text-properties style:font-name="Arial" fo:font-size="9pt" fo:font-weight="bold" style:font-size-asian="9pt" style:font-weight-asian="bold" style:font-size-complex="9pt" style:font-weight-complex="bold"/>
    </style:style>
    <style:style style:name="P3" style:family="paragraph" style:parent-style-name="Heading_20_1">
      <style:text-properties style:font-name="Arial" fo:font-size="12pt" style:font-size-asian="12pt" style:font-size-complex="12pt"/>
    </style:style>
    <style:style style:name="P4" style:family="paragraph" style:parent-style-name="Standard">
      <style:text-properties style:font-name="Arial" fo:font-size="9pt" fo:font-weight="normal" style:font-size-asian="9pt" style:font-weight-asian="normal" style:font-size-complex="9pt" style:font-weight-complex="normal"/>
    </style:style>
    <style:style style:name="P5" style:family="paragraph" style:parent-style-name="Standard" style:list-style-name="L4">
      <style:text-properties style:font-name="Arial" fo:font-size="9pt" fo:font-weight="normal" style:font-size-asian="9pt" style:font-weight-asian="normal" style:font-size-complex="9pt" style:font-weight-complex="normal"/>
    </style:style>
    <style:style style:name="P6" style:family="paragraph" style:parent-style-name="Standard">
      <style:text-properties style:font-name="Arial" fo:font-size="9pt" fo:font-weight="bold" style:font-size-asian="9pt" style:font-weight-asian="bold" style:font-size-complex="9pt" style:font-weight-complex="bold"/>
    </style:style>
    <style:style style:name="P7" style:family="paragraph" style:parent-style-name="Standard" style:list-style-name="L1"/>
    <style:style style:name="P8" style:family="paragraph" style:parent-style-name="Standard">
      <style:text-properties fo:font-variant="normal" fo:text-transform="none" fo:color="#444444" style:font-name="Arial" fo:font-size="12pt" fo:letter-spacing="normal"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444444" style:font-name="Arial" fo:font-size="12pt" fo:letter-spacing="normal" fo:font-style="normal" fo:font-weight="bold" style:font-size-asian="12pt" style:font-weight-asian="bold" style:font-size-complex="12pt" style:font-weight-complex="bold"/>
    </style:style>
    <style:style style:name="P10" style:family="paragraph" style:parent-style-name="Standard" style:list-style-name="L2">
      <style:text-properties fo:font-variant="normal" fo:text-transform="none" fo:color="#444444" style:font-name="Arial" fo:font-size="9pt" fo:letter-spacing="normal" fo:font-style="normal" fo:font-weight="normal" style:font-size-asian="9pt" style:font-weight-asian="normal" style:font-size-complex="9pt" style:font-weight-complex="normal"/>
    </style:style>
    <style:style style:name="P11" style:family="paragraph" style:parent-style-name="Standard" style:list-style-name="L3">
      <style:text-properties fo:font-variant="normal" fo:text-transform="none" fo:color="#444444" style:font-name="Arial" fo:font-size="9pt" fo:letter-spacing="normal" fo:font-style="normal" fo:font-weight="normal" style:font-size-asian="9pt" style:font-weight-asian="normal" style:font-size-complex="9pt" style:font-weight-complex="normal"/>
    </style:style>
    <style:style style:name="P12" style:family="paragraph" style:parent-style-name="Standard" style:list-style-name="L5">
      <style:text-properties fo:font-variant="normal" fo:text-transform="none" fo:color="#444444" style:font-name="Arial" fo:font-size="9pt" fo:letter-spacing="normal" fo:font-style="normal" fo:font-weight="normal" style:font-size-asian="9pt" style:font-weight-asian="normal" style:font-size-complex="9pt" style:font-weight-complex="normal"/>
    </style:style>
    <style:style style:name="P13" style:family="paragraph" style:parent-style-name="Standard">
      <style:text-properties fo:font-variant="normal" fo:text-transform="none" fo:color="#444444" style:font-name="Arial" fo:font-size="10.5pt" fo:letter-spacing="normal" fo:font-style="normal" fo:font-weight="normal" style:font-size-asian="10.5pt" style:font-weight-asian="normal" style:font-size-complex="10.5pt" style:font-weight-complex="normal"/>
    </style:style>
    <style:style style:name="P14" style:family="paragraph" style:parent-style-name="Standard" style:list-style-name="L4"/>
    <style:style style:name="P15" style:family="paragraph" style:parent-style-name="Text_20_body" style:list-style-name="L1"/>
    <style:style style:name="P16" style:family="paragraph" style:parent-style-name="Heading_20_1">
      <style:text-properties fo:font-variant="normal" fo:text-transform="none" fo:color="#444444" style:font-name="Arial" fo:font-size="12pt" fo:letter-spacing="normal" fo:font-style="normal" style:font-size-asian="12pt" style:font-size-complex="12pt"/>
    </style:style>
    <style:style style:name="T1" style:family="text">
      <style:text-properties fo:color="#7759ae" style:text-line-through-style="none" style:font-name="Arial" style:text-underline-style="none" fo:font-weight="normal" style:text-blinking="false" style:font-weight-asian="normal" style:font-weight-complex="normal"/>
    </style:style>
    <style:style style:name="T2" style:family="text">
      <style:text-properties fo:color="#7759ae" style:text-line-through-style="none" style:font-name="Arial" fo:font-size="9pt" style:text-underline-style="none" fo:font-weight="normal" style:text-blinking="false" style:font-size-asian="9pt" style:font-weight-asian="normal" style:font-size-complex="9pt" style:font-weight-complex="normal"/>
    </style:style>
    <style:style style:name="T3" style:family="text">
      <style:text-properties fo:color="#7759ae" style:text-line-through-style="none" fo:font-size="9pt" style:text-underline-style="none" fo:font-weight="normal" style:text-blinking="false" style:font-size-asian="9pt" style:font-weight-asian="normal" style:font-size-complex="9pt" style:font-weight-complex="normal"/>
    </style:style>
    <style:style style:name="T4" style:family="text">
      <style:text-properties fo:color="#7759ae" style:text-line-through-style="none" style:font-name="Arial" fo:font-size="9pt" style:text-underline-style="none" fo:font-weight="normal" style:text-blinking="false" style:font-size-asian="9pt" style:font-weight-asian="normal" style:font-size-complex="9pt" style:font-weight-complex="normal"/>
    </style:style>
    <style:style style:name="T5" style:family="text">
      <style:text-properties fo:font-variant="normal" fo:text-transform="none" fo:color="#444444" style:font-name="Arial" fo:letter-spacing="normal" fo:font-style="normal" fo:font-weight="normal" style:font-weight-asian="normal" style:font-weight-complex="normal"/>
    </style:style>
    <style:style style:name="T6" style:family="text">
      <style:text-properties fo:font-variant="normal" fo:text-transform="none" fo:color="#444444" style:font-name="Arial" fo:font-size="9pt" fo:letter-spacing="normal" fo:font-style="normal" fo:font-weight="normal" style:font-size-asian="9pt" style:font-weight-asian="normal" style:font-size-complex="9pt" style:font-weight-complex="normal"/>
    </style:style>
    <style:style style:name="T7" style:family="text">
      <style:text-properties fo:font-variant="normal" fo:text-transform="none" fo:color="#444444" style:font-name="Arial" fo:font-size="9pt" fo:letter-spacing="normal" fo:font-style="normal" fo:font-weight="normal" style:font-size-asian="9pt" style:font-size-complex="9pt"/>
    </style:style>
    <style:style style:name="T8" style:family="text">
      <style:text-properties fo:font-variant="normal" fo:text-transform="none" fo:color="#444444" style:font-name="Arial" fo:font-size="9pt" fo:letter-spacing="normal" fo:font-style="normal" fo:font-weight="bold" style:font-size-asian="9pt" style:font-size-complex="9pt"/>
    </style:style>
    <style:style style:name="T9" style:family="text">
      <style:text-properties fo:font-variant="normal" fo:text-transform="none" fo:color="#444444" style:font-name="Arial" fo:font-size="9pt" fo:letter-spacing="normal" style:font-size-asian="9pt" style:font-size-complex="9pt"/>
    </style:style>
    <style:style style:name="T10" style:family="text">
      <style:text-properties fo:font-variant="normal" fo:text-transform="none" fo:color="#444444" style:font-name="Arial" fo:font-size="9pt" fo:letter-spacing="normal" fo:font-style="italic" fo:font-weight="bold" style:font-size-asian="9pt" style:font-size-complex="9pt"/>
    </style:style>
    <style:style style:name="T11" style:family="text">
      <style:text-properties fo:font-variant="normal" fo:text-transform="none" fo:color="#444444" fo:font-size="9pt" fo:letter-spacing="normal" fo:font-style="normal" fo:font-weight="normal" style:font-size-asian="9pt" style:font-weight-asian="normal" style:font-size-complex="9pt" style:font-weight-complex="normal"/>
    </style:style>
    <style:style style:name="T12" style:family="text">
      <style:text-properties fo:font-variant="normal" fo:text-transform="none" fo:color="#444444" style:font-name="Arial" fo:font-size="9pt" fo:letter-spacing="normal" fo:font-style="normal" fo:font-weight="normal" style:font-size-asian="9pt" style:font-weight-asian="normal" style:font-size-complex="9pt" style:font-weight-complex="normal"/>
    </style:style>
    <style:style style:name="T13" style:family="text">
      <style:text-properties fo:font-variant="normal" fo:text-transform="none" fo:color="#7759ae" style:text-line-through-style="none" style:font-name="Arial" fo:letter-spacing="normal" fo:font-style="normal" style:text-underline-style="none" fo:font-weight="normal" style:text-blinking="false" style:font-weight-asian="normal" style:font-weight-complex="normal"/>
    </style:style>
    <style:style style:name="T14" style:family="text">
      <style:text-properties fo:font-variant="normal" fo:text-transform="none" fo:color="#7759ae" style:text-line-through-style="none" style:font-name="Arial" fo:font-size="9pt" fo:letter-spacing="normal" fo:font-style="normal" style:text-underline-style="none" fo:font-weight="normal" style:text-blinking="false" style:font-size-asian="9pt" style:font-weight-asian="normal" style:font-size-complex="9pt" style:font-weight-complex="normal"/>
    </style:style>
    <style:style style:name="T15" style:family="text">
      <style:text-properties fo:font-variant="normal" fo:text-transform="none" fo:color="#7759ae" style:text-line-through-style="none" style:font-name="Arial" fo:font-size="9pt" fo:letter-spacing="normal" fo:font-style="normal" style:text-underline-style="none" fo:font-weight="normal" style:text-blinking="false" style:font-size-asian="9pt" style:font-size-complex="9pt"/>
    </style:style>
    <style:style style:name="T16" style:family="text">
      <style:text-properties fo:font-variant="normal" fo:text-transform="none" fo:color="#7759ae" style:text-line-through-style="none" fo:font-size="9pt" fo:letter-spacing="normal" fo:font-style="normal" style:text-underline-style="none" fo:font-weight="normal" style:text-blinking="false" style:font-size-asian="9pt" style:font-weight-asian="normal" style:font-size-complex="9pt" style:font-weight-complex="normal"/>
    </style:style>
    <style:style style:name="T17" style:family="text">
      <style:text-properties fo:font-variant="normal" fo:text-transform="none" fo:color="#7759ae" style:text-line-through-style="none" style:font-name="Arial" fo:font-size="9pt" fo:letter-spacing="normal" fo:font-style="normal" style:text-underline-style="none" fo:font-weight="normal" style:text-blinking="false" style:font-size-asian="9pt" style:font-weight-asian="normal" style:font-size-complex="9pt" style:font-weight-complex="normal"/>
    </style:style>
    <style:style style:name="T18" style:family="text">
      <style:text-properties style:font-name="Arial" fo:font-weight="normal" style:font-weight-asian="normal" style:font-weight-complex="normal"/>
    </style:style>
    <style:style style:name="T19" style:family="text">
      <style:text-properties style:font-name="Arial" fo:font-size="9pt" fo:font-weight="normal" style:font-size-asian="9pt" style:font-weight-asian="normal" style:font-size-complex="9pt" style:font-weight-complex="normal"/>
    </style:style>
    <style:style style:name="T20" style:family="text">
      <style:text-properties style:font-name="Arial" fo:font-size="9pt" fo:font-style="italic" fo:font-weight="normal" style:font-size-asian="9pt" style:font-weight-asian="normal" style:font-size-complex="9pt" style:font-weight-complex="normal"/>
    </style:style>
    <style:style style:name="T21" style:family="text">
      <style:text-properties fo:font-size="9pt" style:font-size-asian="9pt" style:font-size-complex="9pt"/>
    </style:style>
    <style:style style:name="T22" style:family="text">
      <style:text-properties fo:font-size="9pt" fo:font-weight="normal" style:font-size-asian="9pt" style:font-weight-asian="normal" style:font-size-complex="9pt" style:font-weight-complex="normal"/>
    </style:style>
    <style:style style:name="T23" style:family="text">
      <style:text-properties style:font-name="Arial" fo:font-size="9pt" fo:font-weight="normal" style:font-size-asian="9pt" style:font-weight-asian="normal" style:font-size-complex="9pt" style:font-weight-complex="normal"/>
    </style:style>
    <style:style style:name="T24" style:family="text">
      <style:text-properties style:font-name="Arial" fo:font-size="9pt" style:font-size-asian="9pt" style:font-size-complex="9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rivater Google Play-Kanal für Google Apps</text:h>
      <text:p text:style-name="P1">Über den privaten Kanal von Google Play können Entwickler Android-Apps für einen begrenzten internen Nutzerkreis bereitstellen.Durch den privaten Google Play-Kanal wird erreicht, dass Nutzern mit demselben Google Apps-Domain-Namen die internen Apps ihrer Organisation auf ihrem Android-Gerät angezeigt werden.</text:p>
      <text:p text:style-name="P1"/>
      <text:p text:style-name="P2">→ Google-Apps muss bezogen werden (4€/Nutzer/Monat</text:p>
      <text:p text:style-name="P2">→ Jede Kundenorganisation muss ihren eigenen privaten Kanal einrichten</text:p>
      <text:p text:style-name="P2">→ ART+COM/Hoccer Entwickler/Admins brauchen Administratorzugang zum Release</text:p>
      <text:p text:style-name="P1"/>
      <text:p text:style-name="Standard"><text:a xlink:type="simple" xlink:href="https://support.google.com/a/answer/2494992?hl=de"><text:span text:style-name="T19">https://support.google.com/a/answer/2494992?hl=de</text:span></text:a></text:p>
      <text:p text:style-name="P1"/>
      <text:p text:style-name="Standard"><text:span text:style-name="T6">Für jede Organisation, die Google Apps verwendet, ist nur ein Kanal zulässig. Auch wenn Ihr Google Apps-Konto mit </text:span><text:a xlink:type="simple" xlink:href="http://support.google.com/a/bin/answer.py?&amp;answer=182452" office:target-frame-name="_blank" xlink:show="new"><text:span text:style-name="T24">mehreren Domains</text:span></text:a><text:span text:style-name="T14"> </text:span><text:span text:style-name="T6"> eingerichtet wurde, darf die gesamte Organisation nur einen Kanal besitzen. In Ihrem Kanal können Sie mehreren Publishern in Ihrer Organisation die Möglichkeit bieten, Anwendungen zu veröffentlichen. Die Publisher können unabhängig voneinander arbeiten.</text:span></text:p>
      <text:p text:style-name="P1"/>
      <text:p text:style-name="Standard"><text:span text:style-name="T19">Sie können dem Google-Konto Ihrer Organisation bis zu 600 Domains und 20 Domain-Aliasse hinzufügen. Voraussetzung ist, dass Sie der Inhaber dieser Domainnamen sind – unabhängig davon, ob es sich dabei um separate Domains oder Domain-Aliasse handelt. In jedem Falle werden Sie von Google aufgefordert, zu  </text:span><text:a xlink:type="simple" xlink:href="https://support.google.com/a/topic/9196"><text:span text:style-name="T24">bestätigen, dass Sie der Domaininhaber sind</text:span></text:a><text:span text:style-name="T2">.</text:span></text:p>
      <text:h text:style-name="P16" text:outline-level="1">Veröffentlichung</text:h>
      <text:list xml:id="list7180494005042851045" text:style-name="L1">
        <text:list-item>
          <text:p text:style-name="P7"><text:span text:style-name="T7">Google Apps-Administratoren können den privaten Kanal in der </text:span><text:a xlink:type="simple" xlink:href="http://support.google.com/a/bin/answer.py?&amp;answer=182076" office:target-frame-name="_blank" xlink:show="new"><text:span text:style-name="T15">Admin-Konsole</text:span></text:a><text:span text:style-name="T9"> </text:span><text:span text:style-name="T7">für Google Apps for Business, Google Apps for Education oder Google Apps for Government aktivieren.</text:span></text:p>
        </text:list-item>
        <text:list-item>
          <text:p text:style-name="P7"><text:span text:style-name="T7">Klicken Sie in der klassischen Admin-Konsole auf </text:span><text:span text:style-name="Strong_20_Emphasis"><text:span text:style-name="T8">Nutzer &gt; Dienste</text:span></text:span><text:span text:style-name="T7">. Klicken Sie in der neuen Admin-Konsole auf</text:span><text:span text:style-name="Strong_20_Emphasis"><text:span text:style-name="T8">Sonstige Google-Dienste</text:span></text:span><text:span text:style-name="T7"> und anschließend auf </text:span><text:span text:style-name="T7"><draw:frame draw:style-name="fr1" draw:name="Grafik1" text:anchor-type="as-char" svg:width="0.397cm" svg:height="0.372cm" draw:z-index="0"><draw:image xlink:href="https://storage.googleapis.com/support-kms-prod/SNP_3064262_en_v1" xlink:type="simple" xlink:show="embed" xlink:actuate="onLoad"/></draw:frame></text:span><text:span text:style-name="T7">, um den Filterbereich zu öffnen. Deaktivieren Sie dort das Kontrollkästchen </text:span><text:span text:style-name="Strong_20_Emphasis"><text:span text:style-name="T8">Die beliebtesten Dienste anzeigen</text:span></text:span><text:span text:style-name="T7">.</text:span></text:p>
        </text:list-item>
        <text:list-item>
          <text:p text:style-name="P15"><text:span text:style-name="T7">Aktivieren Sie die </text:span><text:span text:style-name="Strong_20_Emphasis"><text:span text:style-name="T8">Google Play-Entwicklerkonsole</text:span></text:span><text:span text:style-name="T7"> für die Nutzer in Ihrer Organisation, die Anwendungen im internen privaten Kanal veröffentlichen dürfen (25$)</text:span></text:p>
        </text:list-item>
        <text:list-item>
          <text:p text:style-name="P15"><text:span text:style-name="T7">Klicken Sie in der klassischen Admin-Konsole auf </text:span><text:span text:style-name="Strong_20_Emphasis"><text:span text:style-name="T8">Einstellungen &gt; Mobil</text:span></text:span><text:span text:style-name="T7">. Klicken Sie in der neuen Admin-Konsole auf </text:span><text:span text:style-name="Strong_20_Emphasis"><text:span text:style-name="T8">Google Apps &gt; Mobil &gt; Einstellungen für die Geräteverwaltung</text:span></text:span><text:span text:style-name="T7"> und scrollen Sie nach unten zum Abschnitt</text:span><text:span text:style-name="Strong_20_Emphasis"><text:span text:style-name="T8">Google Play-Einstellungen</text:span></text:span><text:span text:style-name="T7">. </text:span></text:p>
        </text:list-item>
        <text:list-item>
          <text:p text:style-name="P7"><text:span text:style-name="T7">Wählen Sie diese Funktion aus und verwalten Sie den Zugriff auf den privaten Kanal </text:span><text:a xlink:type="simple" xlink:href="http://support.google.com/a/bin/answer.py?&amp;answer=182537"><text:span text:style-name="T15">nach Organisationseinheit</text:span></text:a><text:span text:style-name="T7">, um besser steuern zu können, welche Nutzer Zugriff darauf haben.</text:span></text:p>
        </text:list-item>
        <text:list-item>
          <text:p text:style-name="P15"><text:span text:style-name="T7">Um einer bestimmten Gruppe von Nutzern das Veröffentlichen von Anwendungen im privaten Kanal zu ermöglichen, müssen Google Apps-Administratoren die Option </text:span><text:span text:style-name="Strong_20_Emphasis"><text:span text:style-name="T8">Nutzern die </text:span></text:span><text:span text:style-name="Strong_20_Emphasis"><text:span text:style-name="Emphasis"><text:span text:style-name="T10">Aktualisierung</text:span></text:span></text:span><text:span text:style-name="Strong_20_Emphasis"><text:span text:style-name="T8"> des privaten Kanals von Google Play erlauben</text:span></text:span><text:span text:style-name="T7"> aktivieren und die </text:span><text:span text:style-name="Strong_20_Emphasis"><text:span text:style-name="T8">Google Play Developer Console</text:span></text:span><text:span text:style-name="T7"> für diese Nutzergruppe in der Admin-Konsole aktivieren.</text:span></text:p>
        </text:list-item>
        <text:list-item>
          <text:p text:style-name="P15"><text:span text:style-name="T7">Um einer bestimmten Gruppe von Nutzern den Zugriff auf Anwendungen im privaten Kanal und den Download dieser Anwendungen zu ermöglichen, müssen Google Apps-Administratoren die Option </text:span><text:span text:style-name="Strong_20_Emphasis"><text:span text:style-name="T8">Nutzern den </text:span></text:span><text:span text:style-name="Strong_20_Emphasis"><text:span text:style-name="Emphasis"><text:span text:style-name="T10">Zugriff</text:span></text:span></text:span><text:span text:style-name="Strong_20_Emphasis"><text:span text:style-name="T8"> auf den privaten Kanal von Google Play erlauben</text:span></text:span><text:span text:style-name="T7"> aktivieren.</text:span></text:p>
        </text:list-item>
        <text:list-item>
          <text:p text:style-name="P7"><text:span text:style-name="T6">Nutzer müssen sich zuerst bei Google Play als normale Publisher von Google Play-Anwendungen bei der Google Play-Entwicklerkonsole unter </text:span><text:a xlink:type="simple" xlink:href="https://play.google.com/apps/publish/"><text:span text:style-name="T14">https://play.google.com/apps/publish</text:span></text:a><text:span text:style-name="T6"> anmelden. </text:span></text:p>
        </text:list-item>
        <text:list-item>
          <text:p text:style-name="P7"><text:span text:style-name="T6">Es wird empfohlen, dass Administratoren für die Veröffentlichung von Anwendungen beim privaten Kanal </text:span><text:a xlink:type="simple" xlink:href="http://support.google.com/googleplay/android-developer/bin/answer.py?&amp;answer=2528691" office:target-frame-name="_blank" xlink:show="new"><text:span text:style-name="T14">spezielle Rollenkonten erstellen</text:span></text:a><text:span text:style-name="T6">, damit über die Domain weiterhin auf veröffentlichte Anwendungen zugegriffen werden kann, auch wenn ein Mitarbeiter die Organisation verlässt.</text:span></text:p>
        </text:list-item>
      </text:list>
      <text:p text:style-name="P8"/>
      <text:p text:style-name="P9">Signierung</text:p>
      <text:list xml:id="list1398308381567928693" text:style-name="L2">
        <text:list-item>
          <text:p text:style-name="P10">http://developer.android.com/tools/publishing/app-signing.html</text:p>
        </text:list-item>
      </text:list>
      <text:p text:style-name="P13"/>
      <text:p text:style-name="P9">Kosten</text:p>
      <text:list xml:id="list987251429208198074" text:style-name="L5">
        <text:list-item>
          <text:p text:style-name="P12">Google-Apps kostet € 4/Nutzer/Monat</text:p>
        </text:list-item>
      </text:list>
      <text:list xml:id="list2239737786155021812" text:style-name="L3">
        <text:list-item>
          <text:p text:style-name="P11">Für die Google Play-Entwicklerkonsole wird eine Anmeldungsgebühr von 25 $ erhoben.</text:p>
        </text:list-item>
      </text:list>
      <text:h text:style-name="P3" text:outline-level="1">Download durch die Nutzer</text:h>
      <text:list xml:id="list5987672894579529137" text:style-name="L4">
        <text:list-item>
          <text:p text:style-name="P14"><text:span text:style-name="T19">Um auf den Kanal zuzugreifen, müssen die Nutzer auf ihrem Android-Gerät zu </text:span><text:span text:style-name="Strong_20_Emphasis"><text:span text:style-name="T19">Play Store &gt; Apps &gt; Kategorien &gt; [</text:span></text:span><text:span text:style-name="Strong_20_Emphasis"><text:span text:style-name="Emphasis"><text:span text:style-name="T20">Name Ihrer Organisation</text:span></text:span></text:span><text:span text:style-name="Strong_20_Emphasis"><text:span text:style-name="T19">]</text:span></text:span><text:span text:style-name="T19"> wechseln. </text:span></text:p>
        </text:list-item>
        <text:list-item>
          <text:p text:style-name="P5">Sofern sie von den Administratoren mit ihrer Firmen-Emailadresse freigeschaltet wurden finden sie dort die Ap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Neue, Helvetica, sans-serif"/>
    <style:font-face style:name="OpenSymbol" svg:font-family="OpenSymbol"/>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Wollert</meta:initial-creator>
    <meta:creation-date>2014-05-02T10:49:46</meta:creation-date>
    <dc:date>2014-05-02T15:34:32</dc:date>
    <dc:creator>Alexander Wollert</dc:creator>
    <meta:editing-duration>PT2H17M52S</meta:editing-duration>
    <meta:editing-cycles>15</meta:editing-cycles>
    <meta:generator>OpenOffice/4.0.1$Unix OpenOffice.org_project/401m5$Build-9714</meta:generator>
    <meta:printed-by>Alexander Wollert</meta:printed-by>
    <meta:print-date>2014-05-02T15:34:15</meta:print-date>
    <meta:document-statistic meta:table-count="0" meta:image-count="1" meta:object-count="0" meta:page-count="1" meta:paragraph-count="26" meta:word-count="520" meta:character-count="3911"/>
  </office:meta>
</office:document-meta>
</file>